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4dc5" officeooo:paragraph-rsid="00144dc5" style:font-size-asian="16pt" style:font-size-complex="16pt"/>
    </style:style>
    <style:style style:name="P2" style:family="paragraph" style:parent-style-name="Standard">
      <style:text-properties fo:font-size="14pt" officeooo:rsid="00144dc5" officeooo:paragraph-rsid="00144dc5" style:font-size-asian="14pt" style:font-size-complex="14pt"/>
    </style:style>
    <style:style style:name="P3" style:family="paragraph" style:parent-style-name="Standard">
      <style:text-properties fo:font-size="14pt" officeooo:rsid="00144dc5" officeooo:paragraph-rsid="0016b79e" style:font-size-asian="14pt" style:font-size-complex="14pt"/>
    </style:style>
    <style:style style:name="P4" style:family="paragraph" style:parent-style-name="Standard">
      <style:text-properties fo:font-size="14pt" officeooo:rsid="001582a7" officeooo:paragraph-rsid="001582a7" style:font-size-asian="14pt" style:font-size-complex="14pt"/>
    </style:style>
    <style:style style:name="P5" style:family="paragraph" style:parent-style-name="Standard">
      <style:text-properties fo:font-size="14pt" officeooo:rsid="00161acd" officeooo:paragraph-rsid="00161acd" style:font-size-asian="14pt" style:font-size-complex="14pt"/>
    </style:style>
    <style:style style:name="P6" style:family="paragraph" style:parent-style-name="Standard">
      <style:text-properties fo:font-size="14pt" officeooo:rsid="00161acd" officeooo:paragraph-rsid="0016b79e" style:font-size-asian="14pt" style:font-size-complex="14pt"/>
    </style:style>
    <style:style style:name="P7" style:family="paragraph" style:parent-style-name="Standard">
      <style:text-properties fo:font-size="14pt" officeooo:rsid="0016b79e" officeooo:paragraph-rsid="0016b79e" style:font-size-asian="14pt" style:font-size-complex="14pt"/>
    </style:style>
    <style:style style:name="P8" style:family="paragraph" style:parent-style-name="Standard">
      <style:text-properties fo:font-size="12pt" officeooo:rsid="00144dc5" officeooo:paragraph-rsid="00144dc5" style:font-size-asian="12pt" style:font-size-complex="12pt"/>
    </style:style>
    <style:style style:name="P9" style:family="paragraph" style:parent-style-name="Standard">
      <style:text-properties fo:font-size="12pt" officeooo:rsid="00161acd" officeooo:paragraph-rsid="0016b79e" style:font-size-asian="12pt" style:font-size-complex="12pt"/>
    </style:style>
    <style:style style:name="T1" style:family="text">
      <style:text-properties officeooo:rsid="001582a7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82a7" style:font-size-asian="12pt" style:font-size-complex="12pt"/>
    </style:style>
    <style:style style:name="T4" style:family="text">
      <style:text-properties officeooo:rsid="00188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91217 第12,13周总结</text:p>
      <text:p text:style-name="P2">一. 已完成任务</text:p>
      <text:p text:style-name="P3"><text:span text:style-name="T3"><text:tab/>1. 考了英语6级，结果不好。自己首先没有针对性的做题，盲目觉得自己词汇量还行，<text:tab/>考试时导致做题时间不够，有阅读题仍没能做完。写作文时也是没有准备框架，自己在<text:tab/>记忆好的句型，考试时也没能有效运用。二是自己心浮躁，轻视了考试。</text:span></text:p>
      <text:p text:style-name="P2"/>
      <text:p text:style-name="P2">二. 遇到问题</text:p>
      <text:p text:style-name="P8"><text:span text:style-name="T1"><text:tab/>1. 感觉这段时间，人比较浮躁，没能沉下心来，又有点在做表象工作。一是各科课后作 <text:tab/>业有点多，有种精力比较难集中起来学习感觉，比较明显感觉的是《机器学习》《算法 <text:tab/>设计》课程，只懂了简单是怎么来的，但自己基础弱，不能自己写出来。再学习书上面 <text:tab/>之后，也没能够回过头来再次巩固（这倒是我做的很不够的地方），上完课就过去了。</text:span></text:p>
      <text:p text:style-name="P2"/>
      <text:p text:style-name="P4">三. 总结</text:p>
      <text:p text:style-name="P7"><text:tab/><text:span text:style-name="T2">1. 妈妈和我说每天早上起来将目前做的事梳理一遍，比较受用。能感觉到重要的学习安<text:tab/>排时间少了。</text:span></text:p>
      <text:p text:style-name="P5"/>
      <text:p text:style-name="P2">四.计划安排</text:p>
      <text:p text:style-name="P9"><text:tab/>1. 接下来的三周是考试周，上新课会比较少，时间会比较充裕，会将机器学习和算法设<text:tab/>计课程好好梳理一遍。《机器学习》最后课程论文想的是将之前github上《wikdemics》<text:tab/>实现后完成一篇课程论文。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7:19:37.772914778</meta:creation-date>
    <dc:date>2019-12-17T08:17:12.119056824</dc:date>
    <meta:editing-duration>PT2M39S</meta:editing-duration>
    <meta:editing-cycles>1</meta:editing-cycles>
    <meta:document-statistic meta:table-count="0" meta:image-count="0" meta:object-count="0" meta:page-count="1" meta:paragraph-count="9" meta:word-count="416" meta:character-count="467" meta:non-whitespace-character-count="444"/>
    <meta:generator>LibreOffice/6.0.7.3$Linux_X86_64 LibreOffice_project/00m0$Build-3</meta:generator>
  </office:meta>
</office:document-meta>
</file>